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left" draw:textarea-vertical-align="top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3.233cm"/>
    </style:style>
    <style:style style:name="gr5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font-size="12pt" style:font-size-asian="18pt" style:font-size-complex="18pt"/>
    </style:style>
    <style:style style:name="P4" style:family="paragraph">
      <style:paragraph-properties fo:margin-left="0cm" fo:margin-right="0cm" fo:text-align="end" fo:text-indent="0cm"/>
      <style:text-properties fo:color="#4c4c4c"/>
    </style:style>
    <style:style style:name="P5" style:family="paragraph">
      <style:paragraph-properties fo:margin-left="0cm" fo:margin-right="0cm" fo:text-align="end" fo:text-indent="0cm"/>
      <style:text-properties fo:color="#4c4c4c" fo:font-size="12pt" style:font-size-asian="18pt" style:font-size-complex="18pt"/>
    </style:style>
    <style:style style:name="P6" style:family="paragraph">
      <style:paragraph-properties fo:margin-left="0cm" fo:margin-right="0cm" fo:text-align="end" fo:text-indent="0cm"/>
      <style:text-properties fo:color="#808080"/>
    </style:style>
    <style:style style:name="P7" style:family="paragraph">
      <style:paragraph-properties fo:margin-left="0cm" fo:margin-right="0cm" fo:text-align="end" fo:text-indent="0cm"/>
      <style:text-properties fo:color="#808080" fo:font-size="12pt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font-size="12pt" style:font-size-asian="18pt" style:font-size-complex="18pt"/>
    </style:style>
    <style:style style:name="P10" style:family="paragraph"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4c4c4c" fo:font-size="12pt" style:font-size-asian="18pt" style:font-size-complex="18pt"/>
    </style:style>
    <style:style style:name="T3" style:family="text">
      <style:text-properties fo:color="#808080"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id="id1" draw:layer="layout" svg:width="6.073cm" svg:height="0.988cm" svg:x="0.1cm" svg:y="13.5cm">
          <draw:text-box>
            <text:p text:style-name="P1">1.3.6.1.4.1.40098</text:p>
          </draw:text-box>
        </draw:frame>
        <draw:frame draw:style-name="gr1" draw:text-style-name="P3" draw:layer="layout" svg:width="2.263cm" svg:height="1.243cm" svg:x="17.9cm" svg:y="3.5cm">
          <draw:text-box>
            <text:p text:style-name="P2"><text:span text:style-name="T1">1.1.12.1</text:span></text:p>
            <text:p text:style-name="P2"><text:span text:style-name="T1">lmcACL</text:span></text:p>
          </draw:text-box>
        </draw:frame>
        <draw:frame draw:style-name="gr1" draw:text-style-name="P5" draw:layer="layout" svg:width="3.254cm" svg:height="1.243cm" svg:x="16.9cm" svg:y="4.975cm">
          <draw:text-box>
            <text:p text:style-name="P4"><text:span text:style-name="T2">1.1.12.2</text:span></text:p>
            <text:p text:style-name="P4"><text:span text:style-name="T2">lmcPrefMode</text:span></text:p>
          </draw:text-box>
        </draw:frame>
        <draw:frame draw:style-name="gr1" draw:text-style-name="P7" draw:layer="layout" svg:width="4.337cm" svg:height="1.243cm" svg:x="15.9cm" svg:y="6.275cm">
          <draw:text-box>
            <text:p text:style-name="P6"><text:span text:style-name="T3">1.1.12.3</text:span></text:p>
            <text:p text:style-name="P6"><text:span text:style-name="T3">lmcPrinterAllowed</text:span></text:p>
          </draw:text-box>
        </draw:frame>
        <draw:frame draw:style-name="gr1" draw:text-style-name="P3" draw:layer="layout" svg:width="2.534cm" svg:height="1.243cm" svg:x="17.666cm" svg:y="9.8cm">
          <draw:text-box>
            <text:p text:style-name="P2"><text:span text:style-name="T1">1.1.12.20</text:span></text:p>
            <text:p text:style-name="P2"><text:span text:style-name="T1">ACL</text:span></text:p>
          </draw:text-box>
        </draw:frame>
        <draw:frame draw:style-name="gr1" draw:id="id2" draw:layer="layout" svg:width="4.253cm" svg:height="0.988cm" svg:x="4.5cm" svg:y="6.412cm">
          <draw:text-box>
            <text:p text:style-name="P1">lmc.schema</text:p>
          </draw:text-box>
        </draw:frame>
        <draw:custom-shape draw:style-name="gr2" draw:text-style-name="P8" draw:id="id4" draw:layer="layout" svg:width="6cm" svg:height="6cm" svg:x="14cm" svg:y="1.6cm">
          <text:p text:style-name="P1"><text:span text:style-name="T1">1.2.1.19.1</text:span></text:p>
          <text:p text:style-name="P1"><text:span text:style-name="T1">lmcUserOb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4cm" svg:height="4.2cm" svg:x="16cm" svg:y="3.4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8" draw:id="id5" draw:layer="layout" svg:width="6cm" svg:height="3cm" svg:x="14cm" svg:y="8.3cm">
          <text:p text:style-name="P1"><text:span text:style-name="T1">1.2.1.19.3</text:span></text:p>
          <text:p text:style-name="P1"><text:span text:style-name="T1">GroupPolicy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5cm" svg:height="1.6cm" svg:x="15cm" svg:y="9.7cm">
          <text:p text:style-name="P1"/>
          <draw:enhanced-geometry svg:viewBox="0 0 21600 21600" draw:type="rectangle" draw:enhanced-path="M 0 0 L 21600 0 21600 21600 0 21600 0 0 Z N"/>
        </draw:custom-shape>
        <draw:frame draw:style-name="gr1" draw:id="id3" draw:layer="layout" svg:width="4.464cm" svg:height="0.988cm" svg:x="5.036cm" svg:y="20.012cm">
          <draw:text-box>
            <text:p text:style-name="P1">mail.schema</text:p>
          </draw:text-box>
        </draw:frame>
        <draw:frame draw:style-name="gr1" draw:text-style-name="P3" draw:layer="layout" svg:width="2.373cm" svg:height="1.243cm" svg:x="17.8cm" svg:y="15.6cm">
          <draw:text-box>
            <text:p text:style-name="P2"><text:span text:style-name="T1">1.1.13.1</text:span></text:p>
            <text:p text:style-name="P2"><text:span text:style-name="T1">maildrop</text:span></text:p>
          </draw:text-box>
        </draw:frame>
        <draw:frame draw:style-name="gr1" draw:text-style-name="P3" draw:layer="layout" svg:width="2.382cm" svg:height="1.243cm" svg:x="17.818cm" svg:y="16.857cm">
          <draw:text-box>
            <text:p text:style-name="P2"><text:span text:style-name="T1">1.1.13.2</text:span></text:p>
            <text:p text:style-name="P2"><text:span text:style-name="T1">mailalias</text:span></text:p>
          </draw:text-box>
        </draw:frame>
        <draw:custom-shape draw:style-name="gr2" draw:text-style-name="P8" draw:id="id6" draw:layer="layout" svg:width="6cm" svg:height="6.9cm" svg:x="14cm" svg:y="14.1cm">
          <text:p text:style-name="P1"><text:span text:style-name="T1">1.2.13.1</text:span></text:p>
          <text:p text:style-name="P1"><text:span text:style-name="T1">mailAccount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4cm" svg:height="5.5cm" svg:x="16cm" svg:y="15.5cm">
          <text:p text:style-name="P1"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.843cm" svg:height="1.243cm" svg:x="17.301cm" svg:y="18.376cm">
          <draw:text-box>
            <text:p text:style-name="P2"><text:span text:style-name="T1">1.1.13.3</text:span></text:p>
            <text:p text:style-name="P2"><text:span text:style-name="T1">mailenable</text:span></text:p>
          </draw:text-box>
        </draw:frame>
        <draw:frame draw:style-name="gr1" draw:text-style-name="P3" draw:layer="layout" svg:width="2.263cm" svg:height="1.243cm" svg:x="17.829cm" svg:y="19.7cm">
          <draw:text-box>
            <text:p text:style-name="P2"><text:span text:style-name="T1">1.1.13.4</text:span></text:p>
            <text:p text:style-name="P2"><text:span text:style-name="T1">mailbox</text:span></text:p>
          </draw:text-box>
        </draw:frame>
        <draw:frame draw:style-name="gr4" draw:text-style-name="P3" draw:layer="layout" svg:width="3.733cm" svg:height="1.243cm" svg:x="16.8cm" svg:y="22.957cm">
          <draw:text-box>
            <text:p text:style-name="P2"><text:span text:style-name="T1">1.1.13.5</text:span></text:p>
            <text:p text:style-name="P2"><text:span text:style-name="T1">virtualdomain</text:span></text:p>
          </draw:text-box>
        </draw:frame>
        <draw:frame draw:style-name="gr1" draw:text-style-name="P3" draw:layer="layout" svg:width="5.781cm" svg:height="1.243cm" svg:x="14.402cm" svg:y="24.157cm">
          <draw:text-box>
            <text:p text:style-name="P2"><text:span text:style-name="T1">1.1.13.6</text:span></text:p>
            <text:p text:style-name="P2"><text:span text:style-name="T1">virtualdomaindescription</text:span></text:p>
          </draw:text-box>
        </draw:frame>
        <draw:frame draw:style-name="gr1" draw:text-style-name="P3" draw:layer="layout" svg:width="3.546cm" svg:height="1.243cm" svg:x="16.702cm" svg:y="25.357cm">
          <draw:text-box>
            <text:p text:style-name="P2"><text:span text:style-name="T1">1.1.13.7</text:span></text:p>
            <text:p text:style-name="P2"><text:span text:style-name="T1">mailuserquota</text:span></text:p>
          </draw:text-box>
        </draw:frame>
        <draw:connector draw:style-name="gr5" draw:text-style-name="P10" draw:layer="layout" draw:type="line" svg:x1="3.136cm" svg:y1="13.5cm" svg:x2="6.626cm" svg:y2="7.4cm" draw:start-shape="id1" draw:start-glue-point="0" draw:end-shape="id2" draw:end-glue-point="2">
          <text:p text:style-name="P1"/>
        </draw:connector>
        <draw:connector draw:style-name="gr5" draw:text-style-name="P10" draw:layer="layout" draw:type="line" svg:x1="3.136cm" svg:y1="14.488cm" svg:x2="7.268cm" svg:y2="20.012cm" draw:start-shape="id1" draw:start-glue-point="2" draw:end-shape="id3" draw:end-glue-point="0">
          <text:p text:style-name="P1"/>
        </draw:connector>
        <draw:custom-shape draw:style-name="gr2" draw:text-style-name="P8" draw:id="id7" draw:layer="layout" svg:width="6cm" svg:height="5.5cm" svg:x="14cm" svg:y="21.4cm">
          <text:p text:style-name="P1"><text:span text:style-name="T1">1.2.13.2</text:span></text:p>
          <text:p text:style-name="P1"><text:span text:style-name="T1">mailDomain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5.6cm" svg:height="4cm" svg:x="14.4cm" svg:y="22.9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8" draw:id="id8" draw:layer="layout" svg:width="6cm" svg:height="1.4cm" svg:x="14cm" svg:y="27.2cm">
          <text:p text:style-name="P1"><text:span text:style-name="T1">1.2.13.3</text:span></text:p>
          <text:p text:style-name="P1"><text:span text:style-name="T1">mailGroup</text:span></text:p>
          <draw:enhanced-geometry svg:viewBox="0 0 21600 21600" draw:type="rectangle" draw:enhanced-path="M 0 0 L 21600 0 21600 21600 0 21600 0 0 Z N"/>
        </draw:custom-shape>
        <draw:connector draw:style-name="gr6" draw:text-style-name="P10" draw:layer="layout" draw:type="line" svg:x1="8.753cm" svg:y1="6.906cm" svg:x2="14cm" svg:y2="4.6cm" draw:start-shape="id2" draw:start-glue-point="1" draw:end-shape="id4">
          <text:p text:style-name="P1"/>
        </draw:connector>
        <draw:connector draw:style-name="gr6" draw:text-style-name="P10" draw:layer="layout" draw:type="line" svg:x1="8.753cm" svg:y1="6.906cm" svg:x2="14cm" svg:y2="9.8cm" draw:start-shape="id2" draw:start-glue-point="1" draw:end-shape="id5">
          <text:p text:style-name="P1"/>
        </draw:connector>
        <draw:connector draw:style-name="gr6" draw:text-style-name="P10" draw:layer="layout" draw:type="line" svg:x1="9.5cm" svg:y1="20.506cm" svg:x2="14cm" svg:y2="17.55cm" draw:start-shape="id3" draw:start-glue-point="1" draw:end-shape="id6">
          <text:p text:style-name="P1"/>
        </draw:connector>
        <draw:connector draw:style-name="gr6" draw:text-style-name="P10" draw:layer="layout" draw:type="line" svg:x1="9.5cm" svg:y1="20.506cm" svg:x2="14cm" svg:y2="24.15cm" draw:start-shape="id3" draw:start-glue-point="1" draw:end-shape="id7" draw:end-glue-point="3">
          <text:p text:style-name="P1"/>
        </draw:connector>
        <draw:connector draw:style-name="gr6" draw:text-style-name="P10" draw:layer="layout" draw:type="line" svg:x1="9.5cm" svg:y1="20.506cm" svg:x2="14cm" svg:y2="27.9cm" draw:start-shape="id3" draw:start-glue-point="1" draw:end-shape="id8" draw:end-glue-point="3">
          <text:p text:style-name="P1"/>
        </draw:connector>
        <draw:frame draw:style-name="gr7" draw:layer="layout" svg:width="0.502cm" svg:height="0.988cm" svg:x="18.5cm" svg:y="25.7cm">
          <draw:text-box>
            <text:p text:style-name="P1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fr" style:country-asian="FR" style:font-family-complex="'DejaVu Sans'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Cedric Delfosse</meta:initial-creator>
    <meta:creation-date>2007-05-22T17:15:21</meta:creation-date>
    <dc:creator>Cedric Delfosse</dc:creator>
    <dc:date>2007-05-22T18:11:26</dc:date>
    <dc:language>fr-FR</dc:language>
    <meta:editing-cycles>10</meta:editing-cycles>
    <meta:editing-duration>PT39M45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